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aeff5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solid" svg:stroke-width="0.008cm" svg:stroke-color="#000000" svg:stroke-opacity="100%" draw:stroke-linejoin="round" svg:stroke-linecap="round" draw:fill="solid" draw:fill-color="#ffffff" fo:padding-top="0.129cm" fo:padding-bottom="0.129cm" fo:padding-left="0.254cm" fo:padding-right="0.254cm" draw:shadow="hidden"/>
    </style:style>
    <style:style style:name="gr5" style:family="graphic" style:parent-style-name="standard">
      <style:graphic-properties draw:stroke="none" draw:fill="none" draw:textarea-vertical-align="middle" fo:min-height="0.967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7" style:family="graphic" style:parent-style-name="standard">
      <style:graphic-properties draw:stroke="none" draw:fill="solid" draw:fill-color="#ffff99" draw:shadow="hidden"/>
    </style:style>
    <style:style style:name="gr8" style:family="graphic" style:parent-style-name="standard">
      <style:graphic-properties draw:stroke="dash" draw:stroke-dash="Ultrafine_20_2_20_Dots_20_3_20_Dashes" svg:stroke-width="0.05cm" svg:stroke-color="#00a649" draw:marker-start-width="0.355cm" draw:marker-end-width="0.355cm" draw:fill="solid" draw:fill-color="#ffff99" fo:padding-top="0.15cm" fo:padding-bottom="0.15cm" fo:padding-left="0.275cm" fo:padding-right="0.275cm" draw:shadow="hidden"/>
    </style:style>
    <style:style style:name="gr9" style:family="graphic" style:parent-style-name="standard">
      <style:graphic-properties draw:stroke="dash" draw:stroke-dash="Ultrafine_20_2_20_Dots_20_3_20_Dashes" svg:stroke-width="0.05cm" svg:stroke-color="#00a649" draw:marker-start-width="0.355cm" draw:marker-end-width="0.355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none" draw:fill="none" draw:textarea-vertical-align="middle" fo:min-height="1.575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1.217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none" draw:fill="none" draw:textarea-vertical-align="middle" fo:min-height="1.399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1.397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top" fo:min-height="0.343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843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343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dash" draw:stroke-dash="Ultrafine_20_2_20_Dots_20_3_20_Dashes" svg:stroke-width="0.05cm" svg:stroke-color="#00a649" draw:marker-start-width="0.355cm" draw:marker-end-width="0.355cm" draw:fill="solid" draw:fill-color="#ffffff" fo:padding-top="0.15cm" fo:padding-bottom="0.15cm" fo:padding-left="0.275cm" fo:padding-right="0.275cm" draw:shadow="hidden"/>
    </style:style>
    <style:style style:name="gr21" style:family="graphic" style:parent-style-name="standard">
      <style:graphic-properties draw:stroke="none" draw:fill="none" draw:textarea-vertical-align="middle" fo:min-height="2.343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2.317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dash" draw:stroke-dash="Ultrafine_20_2_20_Dots_20_3_20_Dashes" svg:stroke-width="0.05cm" svg:stroke-color="#00a649" draw:marker-start-width="0.323cm" draw:marker-end-width="0.323cm" svg:stroke-opacity="100%" draw:stroke-linejoin="round" svg:stroke-linecap="round" draw:fill="none" fo:padding-top="0.15cm" fo:padding-bottom="0.15cm" fo:padding-left="0.275cm" fo:padding-right="0.275cm" draw:shadow="hidden"/>
    </style:style>
    <style:style style:name="gr24" style:family="graphic" style:parent-style-name="standard">
      <style:graphic-properties draw:stroke="none" draw:fill="none" draw:textarea-vertical-align="middle" fo:min-height="2.267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none" svg:stroke-color="#000000" draw:fill="none" draw:fill-color="#ffffff" fo:min-height="0.425cm"/>
    </style:style>
    <style:style style:name="gr26" style:family="graphic" style:parent-style-name="objectwithoutfill">
      <style:graphic-properties draw:stroke="dash" draw:stroke-dash="_32__20_Dots_20_1_20_Dash" svg:stroke-width="0.1cm" svg:stroke-color="#ed1c24" draw:marker-start-width="0.5cm" draw:marker-end-width="0.5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solid" draw:fill-color="#f2dcda" draw:shadow="hidden"/>
    </style:style>
    <style:style style:name="gr28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middle" fo:min-height="0.87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none" draw:textarea-vertical-align="middle" fo:min-height="1.264cm" fo:min-width="2.54cm" fo:padding-top="0.141cm" fo:padding-bottom="0.141cm" fo:padding-left="0.141cm" fo:padding-right="0.141cm"/>
    </style:style>
    <style:style style:name="gr31" style:family="graphic" style:parent-style-name="standard">
      <style:graphic-properties draw:stroke="solid" draw:stroke-dash="Ultrafine_20_2_20_Dots_20_3_20_Dashes" svg:stroke-width="0cm" svg:stroke-color="#000000" draw:marker-start-width="0.235cm" draw:marker-end-width="0.235cm" draw:fill="solid" draw:fill-color="#ffff99" fo:padding-top="0.125cm" fo:padding-bottom="0.125cm" fo:padding-left="0.25cm" fo:padding-right="0.25cm" draw:shadow="hidden"/>
    </style:style>
    <style:style style:name="gr32" style:family="graphic" style:parent-style-name="standard">
      <style:graphic-properties draw:stroke="solid" draw:stroke-dash="Ultrafine_20_2_20_Dots_20_3_20_Dashes" svg:stroke-width="0cm" svg:stroke-color="#000000" draw:marker-start-width="0.235cm" draw:marker-end-width="0.235cm" svg:stroke-opacity="100%" draw:stroke-linejoin="round" svg:stroke-linecap="round" draw:fill="none" fo:padding-top="0.125cm" fo:padding-bottom="0.125cm" fo:padding-left="0.25cm" fo:padding-right="0.25cm" draw:shadow="hidden"/>
    </style:style>
    <style:style style:name="gr33" style:family="graphic" style:parent-style-name="standard">
      <style:graphic-properties draw:stroke="none" draw:fill="none" draw:textarea-vertical-align="top" fo:min-height="1.017cm" fo:min-width="2.54cm" fo:padding-top="0.141cm" fo:padding-bottom="0.141cm" fo:padding-left="0.141cm" fo:padding-right="0.141cm"/>
    </style:style>
    <style:style style:name="gr34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35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36" style:family="graphic" style:parent-style-name="standard">
      <style:graphic-properties draw:stroke="none" draw:fill="none" draw:textarea-vertical-align="top" fo:min-height="0.933cm" fo:min-width="2.54cm" fo:padding-top="0.141cm" fo:padding-bottom="0.141cm" fo:padding-left="0.141cm" fo:padding-right="0.141cm"/>
    </style:style>
    <style:style style:name="gr37" style:family="graphic" style:parent-style-name="standard">
      <style:graphic-properties draw:stroke="none" draw:fill="none" draw:textarea-vertical-align="middle" fo:min-height="0.942cm" fo:min-width="2.54cm" fo:padding-top="0.141cm" fo:padding-bottom="0.141cm" fo:padding-left="0.141cm" fo:padding-right="0.141cm"/>
    </style:style>
    <style:style style:name="gr38" style:family="graphic" style:parent-style-name="standard">
      <style:graphic-properties draw:stroke="none" draw:fill="none" draw:textarea-vertical-align="middle" fo:min-height="0.55cm" fo:min-width="2.54cm" fo:padding-top="0.141cm" fo:padding-bottom="0.141cm" fo:padding-left="0.141cm" fo:padding-right="0.141cm"/>
    </style:style>
    <style:style style:name="gr39" style:family="graphic" style:parent-style-name="standard">
      <style:graphic-properties draw:stroke="none" draw:fill="none" draw:textarea-vertical-align="middle" fo:min-height="0.467cm" fo:min-width="2.54cm" fo:padding-top="0.141cm" fo:padding-bottom="0.141cm" fo:padding-left="0.141cm" fo:padding-right="0.141cm"/>
    </style:style>
    <style:style style:name="gr40" style:family="graphic" style:parent-style-name="standard">
      <style:graphic-properties draw:stroke="none" draw:fill="none" draw:textarea-vertical-align="middle" fo:min-height="0.968cm" fo:min-width="2.54cm" fo:padding-top="0.141cm" fo:padding-bottom="0.141cm" fo:padding-left="0.141cm" fo:padding-right="0.141cm"/>
    </style:style>
    <style:style style:name="P1" style:family="paragraph">
      <loext:graphic-properties draw:fill="solid" draw:fill-color="#eaeff5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ffff99"/>
    </style:style>
    <style:style style:name="P7" style:family="paragraph">
      <loext:graphic-properties draw:fill="none"/>
      <style:text-properties style:font-name="Calibri1" fo:font-size="12pt" fo:font-weight="bold" style:font-size-asian="18pt" style:font-size-complex="18pt"/>
    </style:style>
    <style:style style:name="P8" style:family="paragraph">
      <style:paragraph-properties fo:margin-left="0cm" fo:margin-right="0cm" fo:margin-top="0cm" fo:margin-bottom="0cm" fo:line-height="120%" fo:text-align="start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1pt"/>
    </style:style>
    <style:style style:name="P10" style:family="paragraph">
      <style:paragraph-properties fo:margin-left="0cm" fo:margin-right="0cm" fo:margin-top="0cm" fo:margin-bottom="0cm" fo:line-height="120%" fo:text-align="end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end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1pt"/>
    </style:style>
    <style:style style:name="P13" style:family="paragraph">
      <loext:graphic-properties draw:fill="none"/>
      <style:paragraph-properties fo:margin-left="0cm" fo:margin-right="0cm" fo:margin-top="0cm" fo:margin-bottom="0cm" fo:line-height="120%" fo:text-align="start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1" fo:font-size="10pt" fo:font-weight="bold" style:font-size-asian="18pt" style:font-size-complex="18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10pt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style:font-name="Calibri1" fo:font-size="12pt" fo:font-weight="bold" style:font-size-asian="18pt" style:font-size-complex="18pt"/>
    </style:style>
    <style:style style:name="P17" style:family="paragraph">
      <loext:graphic-properties draw:fill="none" draw:fill-color="#ffffff"/>
      <style:text-properties fo:color="#ed1c24" style:font-name="Calibri2" fo:font-size="12pt" style:font-size-asian="18pt" style:font-size-complex="1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solid" draw:fill-color="#f2dcda"/>
    </style:style>
    <style:style style:name="P20" style:family="paragraph">
      <loext:graphic-properties draw:fill="none" draw:fill-color="#ffffff"/>
      <style:text-properties fo:color="#ed1c24" style:font-name="Calibri2" fo:font-size="12pt" fo:font-weight="bold" style:font-size-asian="18pt" style:font-size-complex="18pt"/>
    </style:style>
    <style:style style:name="P21" style:family="paragraph">
      <loext:graphic-properties draw:fill="none"/>
      <style:paragraph-properties fo:margin-left="0cm" fo:margin-right="0cm" fo:margin-top="0cm" fo:margin-bottom="0cm" fo:line-height="120%" fo:text-align="end" fo:text-indent="0cm"/>
      <style:text-properties fo:font-size="10pt" style:font-size-asian="10pt" style:font-size-complex="10pt"/>
    </style:style>
    <style:style style:name="P22" style:family="paragraph">
      <loext:graphic-properties draw:fill="none"/>
      <style:paragraph-properties fo:margin-left="0cm" fo:margin-right="0cm" fo:margin-top="0cm" fo:margin-bottom="0cm" fo:line-height="120%" fo:text-align="start" fo:text-indent="0cm"/>
      <style:text-properties fo:font-size="10pt"/>
    </style:style>
    <style:style style:name="T1" style:family="text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style:font-name="Calibri1" fo:font-size="12pt" fo:font-weight="bold" style:font-size-asian="18pt" style:font-size-complex="18pt"/>
    </style:style>
    <style:style style:name="T3" style:family="text">
      <style:text-properties fo:color="#000000" style:font-name="Calibri" fo:font-size="11pt" fo:font-weight="bol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000000" style:font-name="Calibri" fo:font-size="10pt" style:font-name-asian="Calibri" style:font-size-asian="10pt" style:font-name-complex="Calibri" style:font-size-complex="10pt"/>
    </style:style>
    <style:style style:name="T5" style:family="text">
      <style:text-properties style:font-name="Calibri1" fo:font-size="10pt" fo:font-weight="bold" style:font-size-asian="18pt" style:font-size-complex="18pt"/>
    </style:style>
    <style:style style:name="T6" style:family="text">
      <style:text-properties fo:color="#000000" style:font-name="Calibri" fo:font-size="10pt" fo:font-weight="bold" style:font-name-asian="Calibri" style:font-size-asian="12pt" style:font-weight-asian="bold" style:font-name-complex="Calibri" style:font-size-complex="12pt" style:font-weight-complex="bold"/>
    </style:style>
    <style:style style:name="T7" style:family="text">
      <style:text-properties fo:color="#ed1c24" style:font-name="Calibri2" fo:font-size="12pt" style:font-size-asian="18pt" style:font-size-complex="18pt"/>
    </style:style>
    <style:style style:name="T8" style:family="text">
      <style:text-properties fo:color="#ed1c24" style:font-name="Calibri2" fo:font-size="12pt" fo:font-weight="bold" style:font-size-asian="18pt" style:font-size-complex="18pt"/>
    </style:style>
    <style:style style:name="T9" style:family="text">
      <style:text-properties fo:color="#000000" style:font-name="Calibri" fo:font-size="10pt" style:font-name-asian="Calibri" style:font-size-asian="11pt" style:font-name-complex="Calibri" style:font-size-complex="11pt"/>
    </style:style>
    <style:style style:name="T10" style:family="text">
      <style:text-properties fo:color="#000000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11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12" style:family="text">
      <style:text-properties fo:color="#000000" style:font-name="Calibri" fo:font-size="11pt" fo:language="fr" fo:country="FR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lugin" draw:style-name="dp1" draw:master-page-name="PM0">
        <draw:g>
          <draw:g>
            <draw:path draw:style-name="gr1" draw:text-style-name="P1" draw:layer="layout" svg:width="8.999cm" svg:height="3.499cm" svg:x="2.35cm" svg:y="4.75cm" svg:viewBox="0 0 9000 3500" svg:d="M300 3500h8400c200 0 300-70 300-210v-3081c0-139-100-209-300-209h-8400c-200 0-300 70-300 209v3081c0 140 100 210 300 210z">
              <text:p/>
            </draw:path>
            <draw:path draw:style-name="gr2" draw:text-style-name="P2" draw:layer="layout" svg:width="8.999cm" svg:height="3.499cm" svg:x="2.35cm" svg:y="4.75cm" svg:viewBox="0 0 9000 3500" svg:d="M300 3500h8400c200 0 300-70 300-210v-3081c0-139-100-209-300-209h-8400c-200 0-300 70-300 209v3081c0 140 100 210 300 210z">
              <text:p/>
            </draw:path>
          </draw:g>
          <draw:g>
            <draw:path draw:style-name="gr3" draw:text-style-name="P3" draw:layer="layout" svg:width="6.125cm" svg:height="2.624cm" svg:x="2.599cm" svg:y="5.375cm" svg:viewBox="0 0 6126 2625" svg:d="M204 2625h5718c136 0 204-52 204-157v-2311c0-104-68-157-204-157h-5718c-136 0-204 53-204 157v2311c0 105 68 157 204 157z">
              <text:p/>
            </draw:path>
            <draw:path draw:style-name="gr4" draw:text-style-name="P3" draw:layer="layout" svg:width="6.125cm" svg:height="2.624cm" svg:x="2.599cm" svg:y="5.375cm" svg:viewBox="0 0 6126 2625" svg:d="M204 2625h5718c136 0 204-52 204-157v-2311c0-104-68-157-204-157h-5718c-136 0-204 53-204 157v2311c0 105 68 157 204 157z">
              <text:p/>
            </draw:path>
          </draw:g>
          <draw:g>
            <draw:g>
              <draw:path draw:style-name="gr1" draw:text-style-name="P1" draw:layer="layout" svg:width="8.999cm" svg:height="1.249cm" svg:x="10cm" svg:y="9.5cm" svg:viewBox="0 0 9000 1250" svg:d="M538 1250h7922c360 0 540-83 540-250v-750c0-167-180-250-540-250h-7922c-358 0-538 83-538 250v750c0 167 180 250 538 250z">
                <text:p/>
              </draw:path>
              <draw:path draw:style-name="gr2" draw:text-style-name="P2" draw:layer="layout" svg:width="8.999cm" svg:height="1.249cm" svg:x="10cm" svg:y="9.5cm" svg:viewBox="0 0 9000 1250" svg:d="M538 1250h7922c360 0 540-83 540-250v-750c0-167-180-250-540-250h-7922c-358 0-538 83-538 250v750c0 167 180 250 538 250z">
                <text:p/>
              </draw:path>
            </draw:g>
            <draw:frame draw:style-name="gr5" draw:text-style-name="P5" draw:layer="layout" svg:width="8.999cm" svg:height="1.299cm" svg:x="10cm" svg:y="9.475cm">
              <draw:text-box>
                <text:p text:style-name="P4"><text:span text:style-name="T1">SE Application Selection</text:span></text:p>
                <text:p text:style-name="P4"><text:span text:style-name="T1">Secure Element Reader Proxy API</text:span></text:p>
              </draw:text-box>
            </draw:frame>
          </draw:g>
          <draw:line draw:style-name="gr6" draw:text-style-name="P2" draw:layer="layout" svg:x1="14.5cm" svg:y1="10.75cm" svg:x2="14.5cm" svg:y2="12cm">
            <text:p/>
          </draw:line>
          <draw:line draw:style-name="gr2" draw:text-style-name="P2" draw:layer="layout" svg:x1="2cm" svg:y1="12cm" svg:x2="26.5cm" svg:y2="12cm">
            <text:p/>
          </draw:line>
          <draw:g>
            <draw:g>
              <draw:path draw:style-name="gr7" draw:text-style-name="P6" draw:layer="layout" svg:width="3cm" svg:height="1.5cm" svg:x="16cm" svg:y="13.5cm" svg:viewBox="0 0 3001 1501" svg:d="M299 1501h2402c200 0 300-100 300-299v-903c0-199-100-299-300-299h-2402c-199 0-299 100-299 299v903c0 199 100 299 299 299z">
                <text:p/>
              </draw:path>
              <draw:path draw:style-name="gr2" draw:text-style-name="P2" draw:layer="layout" svg:width="3cm" svg:height="1.5cm" svg:x="16cm" svg:y="13.5cm" svg:viewBox="0 0 3001 1501" svg:d="M299 1501h2402c200 0 300-100 300-299v-903c0-199-100-299-300-299h-2402c-199 0-299 100-299 299v903c0 199 100 299 299 299z">
                <text:p/>
              </draw:path>
            </draw:g>
            <draw:g>
              <draw:g>
                <draw:path draw:style-name="gr8" draw:text-style-name="P6" draw:layer="layout" svg:width="2.999cm" svg:height="1.499cm" svg:x="15.75cm" svg:y="13.25cm" svg:viewBox="0 0 3000 1500" svg:d="M299 1500h2401c200 0 300-100 300-300v-901c0-199-100-299-300-299h-2401c-199 0-299 100-299 299v901c0 200 100 300 299 300z">
                  <text:p/>
                </draw:path>
                <draw:path draw:style-name="gr9" draw:text-style-name="P2" draw:layer="layout" svg:width="2.999cm" svg:height="1.499cm" svg:x="15.75cm" svg:y="13.25cm" svg:viewBox="0 0 3000 1500" svg:d="M299 1500h2401c200 0 300-100 300-300v-901c0-199-100-299-300-299h-2401c-199 0-299 100-299 299v901c0 200 100 300 299 300z">
                  <text:p/>
                </draw:path>
              </draw:g>
              <draw:frame draw:style-name="gr10" draw:text-style-name="P7" draw:layer="layout" svg:width="3cm" svg:height="1.857cm" svg:x="15.8cm" svg:y="13.122cm">
                <draw:text-box>
                  <text:p><text:span text:style-name="T2">Local proprietary plugin</text:span></text:p>
                </draw:text-box>
              </draw:frame>
            </draw:g>
          </draw:g>
          <draw:g>
            <draw:g>
              <draw:path draw:style-name="gr7" draw:text-style-name="P6" draw:layer="layout" svg:width="3cm" svg:height="1.5cm" svg:x="16cm" svg:y="17cm" svg:viewBox="0 0 3001 1501" svg:d="M300 1501h2401c200 0 300-100 300-300v-902c0-199-100-299-300-299h-2401c-200 0-300 100-300 299v902c0 200 100 300 300 300z">
                <text:p/>
              </draw:path>
              <draw:path draw:style-name="gr2" draw:text-style-name="P2" draw:layer="layout" svg:width="3cm" svg:height="1.5cm" svg:x="16cm" svg:y="17cm" svg:viewBox="0 0 3001 1501" svg:d="M300 1501h2401c200 0 300-100 300-300v-902c0-199-100-299-300-299h-2401c-200 0-300 100-300 299v902c0 200 100 300 300 300z">
                <text:p/>
              </draw:path>
            </draw:g>
            <draw:g>
              <draw:g>
                <draw:path draw:style-name="gr7" draw:text-style-name="P6" draw:layer="layout" svg:width="2.999cm" svg:height="1.499cm" svg:x="15.75cm" svg:y="16.75cm" svg:viewBox="0 0 3000 1500" svg:d="M300 1500h2400c200 0 300-100 300-300v-901c0-199-100-299-300-299h-2400c-200 0-300 100-300 299v901c0 200 100 300 300 300z">
                  <text:p/>
                </draw:path>
                <draw:path draw:style-name="gr2" draw:text-style-name="P2" draw:layer="layout" svg:width="2.999cm" svg:height="1.499cm" svg:x="15.75cm" svg:y="16.75cm" svg:viewBox="0 0 3000 1500" svg:d="M300 1500h2400c200 0 300-100 300-300v-901c0-199-100-299-300-299h-2400c-200 0-300 100-300 299v901c0 200 100 300 300 300z">
                  <text:p/>
                </draw:path>
              </draw:g>
              <draw:frame draw:style-name="gr11" draw:text-style-name="P5" draw:layer="layout" svg:width="2.999cm" svg:height="1.499cm" svg:x="15.75cm" svg:y="16.75cm">
                <draw:text-box>
                  <text:p text:style-name="P4"><text:span text:style-name="T1">Embedded Reader Driver</text:span></text:p>
                </draw:text-box>
              </draw:frame>
            </draw:g>
          </draw:g>
          <draw:line draw:style-name="gr12" draw:text-style-name="P2" draw:layer="layout" svg:x1="17.25cm" svg:y1="15cm" svg:x2="17.25cm" svg:y2="16.75cm">
            <text:p/>
          </draw:line>
          <draw:line draw:style-name="gr13" draw:text-style-name="P2" draw:layer="layout" svg:x1="17.25cm" svg:y1="12cm" svg:x2="17.25cm" svg:y2="13.25cm">
            <text:p/>
          </draw:line>
          <draw:line draw:style-name="gr13" draw:text-style-name="P2" draw:layer="layout" svg:x1="26.516cm" svg:y1="11.994cm" svg:x2="26.516cm" svg:y2="12.744cm">
            <text:p/>
          </draw:line>
          <draw:path draw:style-name="gr2" draw:text-style-name="P2" draw:layer="layout" svg:width="11.499cm" svg:height="0.225cm" svg:x="0.75cm" svg:y="18.899cm" svg:viewBox="0 0 11500 226" svg:d="M0 0c0 21 17 38 50 56 34 18 79 31 139 41 62 11 119 15 190 15h4987c4 0 4 0 4 0 71 0 131 5 189 16 61 10 105 23 139 41 36 18 53 35 53 56v1c-2 0-2-1-2-1 0-21 17-38 53-56 34-18 78-31 139-41 58-11 118-16 189-16h4988c0 1 3 1 3 1 71 0 128-5 190-16 60-10 105-23 139-41 33-18 50-35 50-56">
            <text:p/>
          </draw:path>
          <draw:g>
            <draw:g>
              <draw:path draw:style-name="gr7" draw:text-style-name="P6" draw:layer="layout" svg:width="2.499cm" svg:height="1.499cm" svg:x="12.75cm" svg:y="13.25cm" svg:viewBox="0 0 2500 1500" svg:d="M250 1500h2000c167 0 250-100 250-300v-901c0-199-83-299-250-299h-2000c-167 0-250 100-250 299v901c0 200 83 300 250 300z">
                <text:p/>
              </draw:path>
              <draw:path draw:style-name="gr2" draw:text-style-name="P2" draw:layer="layout" svg:width="2.499cm" svg:height="1.499cm" svg:x="12.75cm" svg:y="13.25cm" svg:viewBox="0 0 2500 1500" svg:d="M250 1500h2000c167 0 250-100 250-300v-901c0-199-83-299-250-299h-2000c-167 0-250 100-250 299v901c0 200 83 300 250 300z">
                <text:p/>
              </draw:path>
            </draw:g>
            <draw:frame draw:style-name="gr14" draw:text-style-name="P9" draw:layer="layout" svg:width="2.625cm" svg:height="1.681cm" svg:x="12.725cm" svg:y="13.145cm">
              <draw:text-box>
                <text:p text:style-name="P8"><text:span text:style-name="T3">Wizway TSM mobile agent</text:span></text:p>
                <text:p text:style-name="P8"><text:span text:style-name="T3">plugin</text:span></text:p>
              </draw:text-box>
            </draw:frame>
            <draw:line draw:style-name="gr12" draw:text-style-name="P2" draw:layer="layout" svg:x1="14cm" svg:y1="14.75cm" svg:x2="14cm" svg:y2="17cm">
              <text:p/>
            </draw:line>
            <draw:line draw:style-name="gr13" draw:text-style-name="P2" draw:layer="layout" svg:x1="14cm" svg:y1="12cm" svg:x2="14cm" svg:y2="13.25cm">
              <text:p/>
            </draw:line>
            <draw:g>
              <draw:path draw:style-name="gr7" draw:text-style-name="P6" draw:layer="layout" svg:width="2.499cm" svg:height="1.499cm" svg:x="12.75cm" svg:y="17cm" svg:viewBox="0 0 2500 1500" svg:d="M250 1500h2000c167 0 250-100 250-299v-902c0-199-83-299-250-299h-2000c-167 0-250 100-250 299v902c0 199 83 299 250 299z">
                <text:p/>
              </draw:path>
              <draw:path draw:style-name="gr2" draw:text-style-name="P2" draw:layer="layout" svg:width="2.499cm" svg:height="1.499cm" svg:x="12.75cm" svg:y="17cm" svg:viewBox="0 0 2500 1500" svg:d="M250 1500h2000c167 0 250-100 250-299v-902c0-199-83-299-250-299h-2000c-167 0-250 100-250 299v902c0 199 83 299 250 299z">
                <text:p/>
              </draw:path>
            </draw:g>
            <draw:frame draw:style-name="gr14" draw:text-style-name="P9" draw:layer="layout" svg:width="2.799cm" svg:height="1.681cm" svg:x="12.701cm" svg:y="16.899cm">
              <draw:text-box>
                <text:p text:style-name="P8"><text:span text:style-name="T3">Android phone</text:span></text:p>
                <text:p text:style-name="P8"><text:span text:style-name="T3">UICC &amp; eSE access </text:span></text:p>
              </draw:text-box>
            </draw:frame>
            <draw:frame draw:style-name="gr15" draw:text-style-name="P11" draw:layer="layout" svg:width="1.151cm" svg:height="0.704cm" svg:x="14.05cm" svg:y="14.222cm">
              <draw:text-box>
                <text:p text:style-name="P10"><text:span text:style-name="T4">Java</text:span></text:p>
              </draw:text-box>
            </draw:frame>
          </draw:g>
          <draw:g>
            <draw:g>
              <draw:path draw:style-name="gr7" draw:text-style-name="P6" draw:layer="layout" svg:width="2.499cm" svg:height="1.499cm" svg:x="9.493cm" svg:y="13.259cm" svg:viewBox="0 0 2500 1500" svg:d="M250 1500h2000c167 0 250-100 250-300v-901c0-199-83-299-250-299h-2000c-167 0-250 100-250 299v901c0 200 83 300 250 300z">
                <text:p/>
              </draw:path>
              <draw:path draw:style-name="gr2" draw:text-style-name="P2" draw:layer="layout" svg:width="2.499cm" svg:height="1.499cm" svg:x="9.493cm" svg:y="13.259cm" svg:viewBox="0 0 2500 1500" svg:d="M250 1500h2000c167 0 250-100 250-300v-901c0-199-83-299-250-299h-2000c-167 0-250 100-250 299v901c0 200 83 300 250 300z">
                <text:p/>
              </draw:path>
            </draw:g>
            <draw:frame draw:style-name="gr16" draw:text-style-name="P9" draw:layer="layout" svg:width="2.625cm" svg:height="1.679cm" svg:x="9.468cm" svg:y="13.155cm">
              <draw:text-box>
                <text:p text:style-name="P8"><text:span text:style-name="T3">OMAPI</text:span></text:p>
                <text:p text:style-name="P8"><text:span text:style-name="T3">plugin</text:span></text:p>
              </draw:text-box>
            </draw:frame>
            <draw:line draw:style-name="gr12" draw:text-style-name="P2" draw:layer="layout" svg:x1="10.743cm" svg:y1="14.759cm" svg:x2="10.743cm" svg:y2="17.009cm">
              <text:p/>
            </draw:line>
            <draw:line draw:style-name="gr13" draw:text-style-name="P2" draw:layer="layout" svg:x1="10.743cm" svg:y1="12.009cm" svg:x2="10.743cm" svg:y2="13.259cm">
              <text:p/>
            </draw:line>
            <draw:g>
              <draw:path draw:style-name="gr7" draw:text-style-name="P6" draw:layer="layout" svg:width="2.499cm" svg:height="1.499cm" svg:x="9.493cm" svg:y="17.009cm" svg:viewBox="0 0 2500 1500" svg:d="M250 1500h2000c167 0 250-100 250-299v-902c0-199-83-299-250-299h-2000c-167 0-250 100-250 299v902c0 199 83 299 250 299z">
                <text:p/>
              </draw:path>
              <draw:path draw:style-name="gr2" draw:text-style-name="P2" draw:layer="layout" svg:width="2.499cm" svg:height="1.499cm" svg:x="9.493cm" svg:y="17.009cm" svg:viewBox="0 0 2500 1500" svg:d="M250 1500h2000c167 0 250-100 250-299v-902c0-199-83-299-250-299h-2000c-167 0-250 100-250 299v902c0 199 83 299 250 299z">
                <text:p/>
              </draw:path>
            </draw:g>
            <draw:frame draw:style-name="gr14" draw:text-style-name="P9" draw:layer="layout" svg:width="2.799cm" svg:height="1.681cm" svg:x="9.444cm" svg:y="16.908cm">
              <draw:text-box>
                <text:p text:style-name="P8"><text:span text:style-name="T3">Android device</text:span></text:p>
                <text:p text:style-name="P8"><text:span text:style-name="T3">Internal SE access </text:span></text:p>
              </draw:text-box>
            </draw:frame>
            <draw:frame draw:style-name="gr15" draw:text-style-name="P11" draw:layer="layout" svg:width="1.151cm" svg:height="0.704cm" svg:x="10.793cm" svg:y="14.231cm">
              <draw:text-box>
                <text:p text:style-name="P10"><text:span text:style-name="T4">Java</text:span></text:p>
              </draw:text-box>
            </draw:frame>
          </draw:g>
          <draw:g>
            <draw:g>
              <draw:path draw:style-name="gr7" draw:text-style-name="P6" draw:layer="layout" svg:width="2.499cm" svg:height="1.499cm" svg:x="6.494cm" svg:y="13.257cm" svg:viewBox="0 0 2500 1500" svg:d="M250 1500h2000c167 0 250-100 250-300v-901c0-199-83-299-250-299h-2000c-167 0-250 100-250 299v901c0 200 83 300 250 300z">
                <text:p/>
              </draw:path>
              <draw:path draw:style-name="gr2" draw:text-style-name="P2" draw:layer="layout" svg:width="2.499cm" svg:height="1.499cm" svg:x="6.494cm" svg:y="13.257cm" svg:viewBox="0 0 2500 1500" svg:d="M250 1500h2000c167 0 250-100 250-300v-901c0-199-83-299-250-299h-2000c-167 0-250 100-250 299v901c0 200 83 300 250 300z">
                <text:p/>
              </draw:path>
            </draw:g>
            <draw:frame draw:style-name="gr16" draw:text-style-name="P9" draw:layer="layout" svg:width="2.625cm" svg:height="1.679cm" svg:x="6.469cm" svg:y="13.153cm">
              <draw:text-box>
                <text:p text:style-name="P8"><text:span text:style-name="T3">NFC Reader</text:span></text:p>
                <text:p text:style-name="P8"><text:span text:style-name="T3">plugin</text:span></text:p>
              </draw:text-box>
            </draw:frame>
            <draw:line draw:style-name="gr12" draw:text-style-name="P2" draw:layer="layout" svg:x1="7.744cm" svg:y1="14.757cm" svg:x2="7.744cm" svg:y2="17.007cm">
              <text:p/>
            </draw:line>
            <draw:line draw:style-name="gr13" draw:text-style-name="P2" draw:layer="layout" svg:x1="7.744cm" svg:y1="12.007cm" svg:x2="7.744cm" svg:y2="13.257cm">
              <text:p/>
            </draw:line>
            <draw:g>
              <draw:path draw:style-name="gr7" draw:text-style-name="P6" draw:layer="layout" svg:width="2.499cm" svg:height="1.499cm" svg:x="6.494cm" svg:y="17.007cm" svg:viewBox="0 0 2500 1500" svg:d="M250 1500h2000c167 0 250-100 250-299v-902c0-199-83-299-250-299h-2000c-167 0-250 100-250 299v902c0 199 83 299 250 299z">
                <text:p/>
              </draw:path>
              <draw:path draw:style-name="gr2" draw:text-style-name="P2" draw:layer="layout" svg:width="2.499cm" svg:height="1.499cm" svg:x="6.494cm" svg:y="17.007cm" svg:viewBox="0 0 2500 1500" svg:d="M250 1500h2000c167 0 250-100 250-299v-902c0-199-83-299-250-299h-2000c-167 0-250 100-250 299v902c0 199 83 299 250 299z">
                <text:p/>
              </draw:path>
            </draw:g>
            <draw:frame draw:style-name="gr14" draw:text-style-name="P9" draw:layer="layout" svg:width="2.799cm" svg:height="1.681cm" svg:x="6.445cm" svg:y="16.906cm">
              <draw:text-box>
                <text:p text:style-name="P8"><text:span text:style-name="T3">Android External</text:span></text:p>
                <text:p text:style-name="P8"><text:span text:style-name="T3">Contactless SE </text:span></text:p>
              </draw:text-box>
            </draw:frame>
            <draw:frame draw:style-name="gr15" draw:text-style-name="P11" draw:layer="layout" svg:width="1.151cm" svg:height="0.704cm" svg:x="7.794cm" svg:y="14.229cm">
              <draw:text-box>
                <text:p text:style-name="P10"><text:span text:style-name="T4">Java</text:span></text:p>
              </draw:text-box>
            </draw:frame>
          </draw:g>
          <draw:g>
            <draw:line draw:style-name="gr12" draw:text-style-name="P2" draw:layer="layout" svg:x1="2.5cm" svg:y1="14.75cm" svg:x2="4.25cm" svg:y2="17cm">
              <text:p/>
            </draw:line>
            <draw:line draw:style-name="gr12" draw:text-style-name="P2" draw:layer="layout" svg:x1="4.25cm" svg:y1="14.75cm" svg:x2="2.5cm" svg:y2="17cm">
              <text:p/>
            </draw:line>
            <draw:g>
              <draw:path draw:style-name="gr7" draw:text-style-name="P6" draw:layer="layout" svg:width="2.499cm" svg:height="1.499cm" svg:x="3.494cm" svg:y="13.257cm" svg:viewBox="0 0 2500 1500" svg:d="M250 1500h2000c167 0 250-100 250-300v-901c0-199-83-299-250-299h-2000c-167 0-250 100-250 299v901c0 200 83 300 250 300z">
                <text:p/>
              </draw:path>
              <draw:path draw:style-name="gr2" draw:text-style-name="P2" draw:layer="layout" svg:width="2.499cm" svg:height="1.499cm" svg:x="3.494cm" svg:y="13.257cm" svg:viewBox="0 0 2500 1500" svg:d="M250 1500h2000c167 0 250-100 250-300v-901c0-199-83-299-250-299h-2000c-167 0-250 100-250 299v901c0 200 83 300 250 300z">
                <text:p/>
              </draw:path>
            </draw:g>
            <draw:frame draw:style-name="gr16" draw:text-style-name="P9" draw:layer="layout" svg:width="2.625cm" svg:height="1.679cm" svg:x="3.469cm" svg:y="13.153cm">
              <draw:text-box>
                <text:p text:style-name="P8"><text:span text:style-name="T3">PC/SC</text:span></text:p>
                <text:p text:style-name="P8"><text:span text:style-name="T3">plugin</text:span></text:p>
              </draw:text-box>
            </draw:frame>
            <draw:line draw:style-name="gr12" draw:text-style-name="P2" draw:layer="layout" svg:x1="5.044cm" svg:y1="14.757cm" svg:x2="5.044cm" svg:y2="17.007cm">
              <text:p/>
            </draw:line>
            <draw:line draw:style-name="gr13" draw:text-style-name="P2" draw:layer="layout" svg:x1="4.744cm" svg:y1="12.007cm" svg:x2="4.744cm" svg:y2="13.257cm">
              <text:p/>
            </draw:line>
            <draw:g>
              <draw:path draw:style-name="gr7" draw:text-style-name="P6" draw:layer="layout" svg:width="2.499cm" svg:height="1.499cm" svg:x="3.494cm" svg:y="17.007cm" svg:viewBox="0 0 2500 1500" svg:d="M250 1500h2000c167 0 250-100 250-299v-902c0-199-83-299-250-299h-2000c-167 0-250 100-250 299v902c0 199 83 299 250 299z">
                <text:p/>
              </draw:path>
              <draw:path draw:style-name="gr2" draw:text-style-name="P2" draw:layer="layout" svg:width="2.499cm" svg:height="1.499cm" svg:x="3.494cm" svg:y="17.007cm" svg:viewBox="0 0 2500 1500" svg:d="M250 1500h2000c167 0 250-100 250-299v-902c0-199-83-299-250-299h-2000c-167 0-250 100-250 299v902c0 199 83 299 250 299z">
                <text:p/>
              </draw:path>
            </draw:g>
            <draw:frame draw:style-name="gr14" draw:text-style-name="P12" draw:layer="layout" svg:width="2.799cm" svg:height="1.681cm" svg:x="3.445cm" svg:y="16.906cm">
              <draw:text-box>
                <text:p text:style-name="P4"><text:span text:style-name="T3">Unix</text:span></text:p>
                <text:p text:style-name="P4"><text:span text:style-name="T3">PC/CS lite</text:span></text:p>
                <text:p text:style-name="P4"><text:span text:style-name="T3">API </text:span></text:p>
              </draw:text-box>
            </draw:frame>
            <draw:frame draw:style-name="gr15" draw:text-style-name="P11" draw:layer="layout" svg:width="1.151cm" svg:height="0.704cm" svg:x="4.794cm" svg:y="14.229cm">
              <draw:text-box>
                <text:p text:style-name="P10"><text:span text:style-name="T4">C++</text:span></text:p>
              </draw:text-box>
            </draw:frame>
            <draw:g>
              <draw:path draw:style-name="gr7" draw:text-style-name="P6" draw:layer="layout" svg:width="2.499cm" svg:height="1.499cm" svg:x="0.75cm" svg:y="13.257cm" svg:viewBox="0 0 2500 1500" svg:d="M250 1500h2000c167 0 250-100 250-300v-901c0-199-83-299-250-299h-2000c-167 0-250 100-250 299v901c0 200 83 300 250 300z">
                <text:p/>
              </draw:path>
              <draw:path draw:style-name="gr2" draw:text-style-name="P2" draw:layer="layout" svg:width="2.499cm" svg:height="1.499cm" svg:x="0.75cm" svg:y="13.257cm" svg:viewBox="0 0 2500 1500" svg:d="M250 1500h2000c167 0 250-100 250-300v-901c0-199-83-299-250-299h-2000c-167 0-250 100-250 299v901c0 200 83 300 250 300z">
                <text:p/>
              </draw:path>
            </draw:g>
            <draw:frame draw:style-name="gr16" draw:text-style-name="P9" draw:layer="layout" svg:width="2.625cm" svg:height="1.679cm" svg:x="0.769cm" svg:y="13.153cm">
              <draw:text-box>
                <text:p text:style-name="P8"><text:span text:style-name="T3">SmartCardIO</text:span></text:p>
                <text:p text:style-name="P8"><text:span text:style-name="T3">plugin</text:span></text:p>
              </draw:text-box>
            </draw:frame>
            <draw:line draw:style-name="gr12" draw:text-style-name="P2" draw:layer="layout" svg:x1="1.7cm" svg:y1="14.75cm" svg:x2="1.7cm" svg:y2="17cm">
              <text:p/>
            </draw:line>
            <draw:line draw:style-name="gr13" draw:text-style-name="P2" draw:layer="layout" svg:x1="2cm" svg:y1="12cm" svg:x2="2cm" svg:y2="13.25cm">
              <text:p/>
            </draw:line>
            <draw:g>
              <draw:path draw:style-name="gr7" draw:text-style-name="P6" draw:layer="layout" svg:width="2.499cm" svg:height="1.499cm" svg:x="0.75cm" svg:y="17.007cm" svg:viewBox="0 0 2500 1500" svg:d="M250 1500h2000c167 0 250-100 250-299v-902c0-199-83-299-250-299h-2000c-167 0-250 100-250 299v902c0 199 83 299 250 299z">
                <text:p/>
              </draw:path>
              <draw:path draw:style-name="gr2" draw:text-style-name="P2" draw:layer="layout" svg:width="2.499cm" svg:height="1.499cm" svg:x="0.75cm" svg:y="17.007cm" svg:viewBox="0 0 2500 1500" svg:d="M250 1500h2000c167 0 250-100 250-299v-902c0-199-83-299-250-299h-2000c-167 0-250 100-250 299v902c0 199 83 299 250 299z">
                <text:p/>
              </draw:path>
            </draw:g>
            <draw:frame draw:style-name="gr14" draw:text-style-name="P9" draw:layer="layout" svg:width="2.799cm" svg:height="1.681cm" svg:x="0.645cm" svg:y="16.906cm">
              <draw:text-box>
                <text:p text:style-name="P4"><text:span text:style-name="T3">Windows</text:span></text:p>
                <text:p text:style-name="P4"><text:span text:style-name="T3">PC/SC</text:span></text:p>
                <text:p text:style-name="P4"><text:span text:style-name="T3">WinSCard API </text:span></text:p>
              </draw:text-box>
            </draw:frame>
            <draw:frame draw:style-name="gr15" draw:text-style-name="P11" draw:layer="layout" svg:width="1.151cm" svg:height="0.704cm" svg:x="2.094cm" svg:y="14.229cm">
              <draw:text-box>
                <text:p text:style-name="P10"><text:span text:style-name="T4">Java</text:span></text:p>
              </draw:text-box>
            </draw:frame>
          </draw:g>
          <draw:line draw:style-name="gr13" draw:text-style-name="P2" draw:layer="layout" svg:x1="22.05cm" svg:y1="12cm" svg:x2="22.05cm" svg:y2="12.75cm">
            <text:p/>
          </draw:line>
          <draw:frame draw:style-name="gr17" draw:text-style-name="P13" draw:layer="layout" svg:width="8.5cm" svg:height="0.791cm" svg:x="2.349cm" svg:y="4.65cm">
            <draw:text-box>
              <text:p text:style-name="P8"><text:span text:style-name="T1">Calypso processing APIs</text:span></text:p>
            </draw:text-box>
          </draw:frame>
          <draw:line draw:style-name="gr12" draw:text-style-name="P2" draw:layer="layout" svg:x1="10.5cm" svg:y1="2.875cm" svg:x2="9.375cm" svg:y2="4.75cm">
            <text:p/>
          </draw:line>
          <draw:g>
            <draw:g>
              <draw:path draw:style-name="gr3" draw:text-style-name="P3" draw:layer="layout" svg:width="2.499cm" svg:height="0.749cm" svg:x="2.85cm" svg:y="7.05cm" svg:viewBox="0 0 2500 750" svg:d="M214 750h2072c143 0 214-50 214-150v-451c0-99-71-149-214-149h-2072c-143 0-214 50-214 149v451c0 100 71 150 214 150z">
                <text:p/>
              </draw:path>
              <draw:path draw:style-name="gr2" draw:text-style-name="P2" draw:layer="layout" svg:width="2.499cm" svg:height="0.749cm" svg:x="2.85cm" svg:y="7.05cm" svg:viewBox="0 0 2500 750" svg:d="M214 750h2072c143 0 214-50 214-150v-451c0-99-71-149-214-149h-2072c-143 0-214 50-214 149v451c0 100 71 150 214 150z">
                <text:p/>
              </draw:path>
            </draw:g>
            <draw:frame draw:style-name="gr18" draw:text-style-name="P14" draw:layer="layout" svg:width="2.499cm" svg:height="1.125cm" svg:x="2.85cm" svg:y="6.863cm">
              <draw:text-box>
                <text:p text:style-name="P4"><text:span text:style-name="T5">PO Commands</text:span></text:p>
              </draw:text-box>
            </draw:frame>
          </draw:g>
          <draw:g>
            <draw:g>
              <draw:path draw:style-name="gr3" draw:text-style-name="P3" draw:layer="layout" svg:width="2.749cm" svg:height="0.75cm" svg:x="5.475cm" svg:y="7.049cm" svg:viewBox="0 0 2750 751" svg:d="M235 751h2279c157 0 236-50 236-150v-451c0-100-79-150-236-150h-2279c-156 0-235 50-235 150v451c0 100 79 150 235 150z">
                <text:p/>
              </draw:path>
              <draw:path draw:style-name="gr2" draw:text-style-name="P2" draw:layer="layout" svg:width="2.749cm" svg:height="0.75cm" svg:x="5.475cm" svg:y="7.049cm" svg:viewBox="0 0 2750 751" svg:d="M235 751h2279c157 0 236-50 236-150v-451c0-100-79-150-236-150h-2279c-156 0-235 50-235 150v451c0 100 79 150 235 150z">
                <text:p/>
              </draw:path>
            </draw:g>
            <draw:frame draw:style-name="gr18" draw:text-style-name="P15" draw:layer="layout" svg:width="2.749cm" svg:height="1.125cm" svg:x="5.475cm" svg:y="6.862cm">
              <draw:text-box>
                <text:p text:style-name="P4"><text:span text:style-name="T6">SAM Commands</text:span></text:p>
              </draw:text-box>
            </draw:frame>
          </draw:g>
          <draw:g>
            <draw:g>
              <draw:path draw:style-name="gr3" draw:text-style-name="P3" draw:layer="layout" svg:width="5.249cm" svg:height="0.625cm" svg:x="2.85cm" svg:y="6.175cm" svg:viewBox="0 0 5250 626" svg:d="M450 626h4350c300 0 450-42 450-125v-377c0-82-150-124-450-124h-4350c-300 0-450 42-450 124v377c0 83 150 125 450 125z">
                <text:p/>
              </draw:path>
              <draw:path draw:style-name="gr2" draw:text-style-name="P2" draw:layer="layout" svg:width="5.249cm" svg:height="0.625cm" svg:x="2.85cm" svg:y="6.175cm" svg:viewBox="0 0 5250 626" svg:d="M450 626h4350c300 0 450-42 450-125v-377c0-82-150-124-450-124h-4350c-300 0-450 42-450 124v377c0 83 150 125 450 125z">
                <text:p/>
              </draw:path>
            </draw:g>
            <draw:frame draw:style-name="gr19" draw:text-style-name="P5" draw:layer="layout" svg:width="5.499cm" svg:height="0.791cm" svg:x="2.599cm" svg:y="6.092cm">
              <draw:text-box>
                <text:p text:style-name="P4"><text:span text:style-name="T1">Secure Session</text:span></text:p>
              </draw:text-box>
            </draw:frame>
          </draw:g>
          <draw:g>
            <draw:g>
              <draw:path draw:style-name="gr20" draw:text-style-name="P3" draw:layer="layout" svg:width="2.124cm" svg:height="2.5cm" svg:x="8.975cm" svg:y="5.438cm" svg:viewBox="0 0 2125 2501" svg:d="M181 2501h1762c122 0 182-166 182-500v-1502c0-333-60-499-182-499h-1762c-121 0-181 166-181 499v1502c0 334 60 500 181 500z">
                <text:p/>
              </draw:path>
              <draw:path draw:style-name="gr9" draw:text-style-name="P2" draw:layer="layout" svg:width="2.124cm" svg:height="2.5cm" svg:x="8.975cm" svg:y="5.438cm" svg:viewBox="0 0 2125 2501" svg:d="M181 2501h1762c122 0 182-166 182-500v-1502c0-333-60-499-182-499h-1762c-121 0-181 166-181 499v1502c0 334 60 500 181 500z">
                <text:p/>
              </draw:path>
            </draw:g>
            <draw:frame draw:style-name="gr21" draw:text-style-name="P5" draw:layer="layout" svg:width="2.124cm" svg:height="2.625cm" svg:x="8.975cm" svg:y="5.375cm">
              <draw:text-box>
                <text:p text:style-name="P4"><text:span text:style-name="T1">Hoplink Operation</text:span></text:p>
              </draw:text-box>
            </draw:frame>
          </draw:g>
          <draw:g>
            <draw:g>
              <draw:path draw:style-name="gr1" draw:text-style-name="P1" draw:layer="layout" svg:width="8.5cm" svg:height="2.999cm" svg:x="14cm" svg:y="4.55cm" svg:viewBox="0 0 8501 3000" svg:d="M283 3000h7935c189 0 283-60 283-180v-2641c0-119-94-179-283-179h-7935c-189 0-283 60-283 179v2641c0 120 94 180 283 180z">
                <text:p/>
              </draw:path>
              <draw:path draw:style-name="gr2" draw:text-style-name="P2" draw:layer="layout" svg:width="8.5cm" svg:height="2.999cm" svg:x="14cm" svg:y="4.55cm" svg:viewBox="0 0 8501 3000" svg:d="M283 3000h7935c189 0 283-60 283-180v-2641c0-119-94-179-283-179h-7935c-189 0-283 60-283 179v2641c0 120 94 180 283 180z">
                <text:p/>
              </draw:path>
            </draw:g>
          </draw:g>
          <draw:g>
            <draw:g>
              <draw:path draw:style-name="gr20" draw:text-style-name="P3" draw:layer="layout" svg:width="2.549cm" svg:height="2.499cm" svg:x="14.25cm" svg:y="4.8cm" svg:viewBox="0 0 2550 2500" svg:d="M218 2500h2113c146 0 219-167 219-500v-1502c0-331-73-498-219-498h-2113c-145 0-218 167-218 498v1502c0 333 73 500 218 500z">
                <text:p/>
              </draw:path>
              <draw:path draw:style-name="gr9" draw:text-style-name="P2" draw:layer="layout" svg:width="2.549cm" svg:height="2.499cm" svg:x="14.25cm" svg:y="4.8cm" svg:viewBox="0 0 2550 2500" svg:d="M218 2500h2113c146 0 219-167 219-500v-1502c0-331-73-498-219-498h-2113c-145 0-218 167-218 498v1502c0 333 73 500 218 500z">
                <text:p/>
              </draw:path>
            </draw:g>
            <draw:frame draw:style-name="gr22" draw:text-style-name="P16" draw:layer="layout" svg:width="2.549cm" svg:height="2.599cm" svg:x="14.25cm" svg:y="4.75cm">
              <draw:text-box>
                <text:p text:style-name="P4"><text:span text:style-name="T2">Mifare</text:span></text:p>
                <text:p text:style-name="P4"><text:span text:style-name="T2">Solutions</text:span></text:p>
              </draw:text-box>
            </draw:frame>
          </draw:g>
          <draw:g>
            <draw:g>
              <draw:path draw:style-name="gr3" draw:text-style-name="P3" draw:layer="layout" svg:width="2.499cm" svg:height="2.499cm" svg:x="17cm" svg:y="4.8cm" svg:viewBox="0 0 2500 2500" svg:d="M214 2500h2072c143 0 214-167 214-500v-1502c0-331-71-498-214-498h-2072c-143 0-214 167-214 498v1502c0 333 71 500 214 500z">
                <text:p/>
              </draw:path>
              <draw:path draw:style-name="gr23" draw:text-style-name="P2" draw:layer="layout" svg:width="2.499cm" svg:height="2.499cm" svg:x="17cm" svg:y="4.8cm" svg:viewBox="0 0 2500 2500" svg:d="M214 2500h2072c143 0 214-167 214-500v-1502c0-331-71-498-214-498h-2072c-143 0-214 167-214 498v1502c0 333 71 500 214 500z">
                <text:p/>
              </draw:path>
            </draw:g>
            <draw:frame draw:style-name="gr24" draw:text-style-name="P5" draw:layer="layout" svg:width="2.499cm" svg:height="2.549cm" svg:x="17cm" svg:y="4.775cm">
              <draw:text-box>
                <text:p text:style-name="P4"><text:span text:style-name="T1">Felica</text:span></text:p>
                <text:p text:style-name="P4"><text:span text:style-name="T1">Solution</text:span></text:p>
              </draw:text-box>
            </draw:frame>
          </draw:g>
          <draw:g>
            <draw:g>
              <draw:path draw:style-name="gr20" draw:text-style-name="P3" draw:layer="layout" svg:width="2.499cm" svg:height="2.499cm" svg:x="19.75cm" svg:y="4.8cm" svg:viewBox="0 0 2500 2500" svg:d="M214 2500h2072c143 0 214-167 214-500v-1502c0-331-71-498-214-498h-2072c-143 0-214 167-214 498v1502c0 333 71 500 214 500z">
                <text:p/>
              </draw:path>
              <draw:path draw:style-name="gr9" draw:text-style-name="P2" draw:layer="layout" svg:width="2.499cm" svg:height="2.499cm" svg:x="19.75cm" svg:y="4.8cm" svg:viewBox="0 0 2500 2500" svg:d="M214 2500h2072c143 0 214-167 214-500v-1502c0-331-71-498-214-498h-2072c-143 0-214 167-214 498v1502c0 333 71 500 214 500z">
                <text:p/>
              </draw:path>
            </draw:g>
            <draw:frame draw:style-name="gr24" draw:text-style-name="P16" draw:layer="layout" svg:width="2.499cm" svg:height="2.549cm" svg:x="19.75cm" svg:y="4.775cm">
              <draw:text-box>
                <text:p text:style-name="P4"><text:span text:style-name="T2">Contactless</text:span></text:p>
                <text:p text:style-name="P4"><text:span text:style-name="T2">Memory</text:span></text:p>
                <text:p text:style-name="P4"><text:span text:style-name="T2">Cards</text:span></text:p>
              </draw:text-box>
            </draw:frame>
          </draw:g>
          <draw:line draw:style-name="gr12" draw:text-style-name="P2" draw:layer="layout" svg:x1="11cm" svg:y1="8.25cm" svg:x2="13cm" svg:y2="9.5cm">
            <text:p/>
          </draw:line>
          <draw:line draw:style-name="gr12" draw:text-style-name="P2" draw:layer="layout" svg:x1="18.25cm" svg:y1="7.5cm" svg:x2="15.75cm" svg:y2="9.499cm">
            <text:p/>
          </draw:line>
          <draw:frame draw:style-name="gr25" draw:text-style-name="P17" draw:layer="layout" svg:width="7.125cm" svg:height="0.675cm" svg:x="1.45cm" svg:y="4.1cm">
            <draw:text-box>
              <text:p><text:span text:style-name="T7">Keyple ‘extension’ - Calypso ticketing</text:span></text:p>
            </draw:text-box>
          </draw:frame>
          <draw:frame draw:style-name="gr25" draw:text-style-name="P17" draw:layer="layout" svg:width="5.449cm" svg:height="0.675cm" svg:x="20.651cm" svg:y="3.5cm">
            <draw:text-box>
              <text:p><text:span text:style-name="T7">other potential ‘extensions’</text:span></text:p>
            </draw:text-box>
          </draw:frame>
          <draw:frame draw:style-name="gr25" draw:text-style-name="P17" draw:layer="layout" svg:width="2.874cm" svg:height="0.675cm" svg:x="9.051cm" svg:y="8.901cm">
            <draw:text-box>
              <text:p><text:span text:style-name="T7">Keyple ‘Core’</text:span></text:p>
            </draw:text-box>
          </draw:frame>
          <draw:frame draw:style-name="gr25" draw:text-style-name="P17" draw:layer="layout" svg:width="5.799cm" svg:height="0.675cm" svg:x="2.451cm" svg:y="11.401cm">
            <draw:text-box>
              <text:p><text:span text:style-name="T7">Keyple ‘plugins’ - SE readers IO</text:span></text:p>
            </draw:text-box>
          </draw:frame>
          <draw:line draw:style-name="gr26" draw:text-style-name="P18" draw:layer="layout" svg:x1="13.25cm" svg:y1="4cm" svg:x2="0.5cm" svg:y2="4cm">
            <text:p/>
          </draw:line>
          <draw:line draw:style-name="gr26" draw:text-style-name="P18" draw:layer="layout" svg:x1="19.5cm" svg:y1="14.5cm" svg:x2="29cm" svg:y2="14.5cm">
            <text:p/>
          </draw:line>
          <draw:line draw:style-name="gr26" draw:text-style-name="P18" draw:layer="layout" svg:x1="29cm" svg:y1="14.5cm" svg:x2="29cm" svg:y2="8.5cm">
            <text:p/>
          </draw:line>
          <draw:line draw:style-name="gr26" draw:text-style-name="P18" draw:layer="layout" svg:x1="0.5cm" svg:y1="15.5cm" svg:x2="0.5cm" svg:y2="4cm">
            <text:p/>
          </draw:line>
          <draw:line draw:style-name="gr26" draw:text-style-name="P18" draw:layer="layout" svg:x1="0.5cm" svg:y1="15.5cm" svg:x2="19.5cm" svg:y2="15.5cm">
            <text:p/>
          </draw:line>
          <draw:g>
            <draw:g>
              <draw:path draw:style-name="gr27" draw:text-style-name="P19" draw:layer="layout" svg:width="5cm" svg:height="1.5cm" svg:x="11.251cm" svg:y="2.076cm" svg:viewBox="0 0 5001 1501" svg:d="M299 1501h4402c200 0 300-100 300-300v-902c0-199-100-299-300-299h-4402c-199 0-299 100-299 299v902c0 200 100 300 299 300z">
                <text:p/>
              </draw:path>
              <draw:path draw:style-name="gr2" draw:text-style-name="P2" draw:layer="layout" svg:width="5cm" svg:height="1.5cm" svg:x="11.251cm" svg:y="2.076cm" svg:viewBox="0 0 5001 1501" svg:d="M299 1501h4402c200 0 300-100 300-300v-902c0-199-100-299-300-299h-4402c-199 0-299 100-299 299v902c0 200 100 300 299 300z">
                <text:p/>
              </draw:path>
            </draw:g>
          </draw:g>
          <draw:g>
            <draw:g>
              <draw:path draw:style-name="gr27" draw:text-style-name="P19" draw:layer="layout" svg:width="5cm" svg:height="1.5cm" svg:x="10.751cm" svg:y="1.676cm" svg:viewBox="0 0 5001 1501" svg:d="M299 1501h4402c200 0 300-100 300-300v-902c0-199-100-299-300-299h-4402c-199 0-299 100-299 299v902c0 200 100 300 299 300z">
                <text:p/>
              </draw:path>
              <draw:path draw:style-name="gr2" draw:text-style-name="P2" draw:layer="layout" svg:width="5cm" svg:height="1.5cm" svg:x="10.751cm" svg:y="1.676cm" svg:viewBox="0 0 5001 1501" svg:d="M299 1501h4402c200 0 300-100 300-300v-902c0-199-100-299-300-299h-4402c-199 0-299 100-299 299v902c0 200 100 300 299 300z">
                <text:p/>
              </draw:path>
            </draw:g>
          </draw:g>
          <draw:g>
            <draw:g>
              <draw:path draw:style-name="gr27" draw:text-style-name="P19" draw:layer="layout" svg:width="5cm" svg:height="1.5cm" svg:x="10.25cm" svg:y="1.375cm" svg:viewBox="0 0 5001 1501" svg:d="M299 1501h4402c200 0 300-100 300-300v-902c0-199-100-299-300-299h-4402c-199 0-299 100-299 299v902c0 200 100 300 299 300z">
                <text:p/>
              </draw:path>
              <draw:path draw:style-name="gr2" draw:text-style-name="P2" draw:layer="layout" svg:width="5cm" svg:height="1.5cm" svg:x="10.25cm" svg:y="1.375cm" svg:viewBox="0 0 5001 1501" svg:d="M299 1501h4402c200 0 300-100 300-300v-902c0-199-100-299-300-299h-4402c-199 0-299 100-299 299v902c0 200 100 300 299 300z">
                <text:p/>
              </draw:path>
            </draw:g>
            <draw:frame draw:style-name="gr28" draw:text-style-name="P2" draw:layer="layout" svg:width="5cm" svg:height="1.5cm" svg:x="10.25cm" svg:y="1.375cm">
              <draw:text-box>
                <text:p text:style-name="P4"><text:span text:style-name="T1">Ticketing Application</text:span></text:p>
              </draw:text-box>
            </draw:frame>
          </draw:g>
          <draw:line draw:style-name="gr12" draw:text-style-name="P2" draw:layer="layout" svg:x1="14.25cm" svg:y1="3.25cm" svg:x2="18.375cm" svg:y2="4.5cm">
            <text:p/>
          </draw:line>
          <draw:line draw:style-name="gr12" draw:text-style-name="P2" draw:layer="layout" svg:x1="16.25cm" svg:y1="3cm" svg:x2="23.25cm" svg:y2="4.625cm">
            <text:p/>
          </draw:line>
          <draw:frame draw:style-name="gr25" draw:text-style-name="P20" draw:layer="layout" svg:width="3.824cm" svg:height="0.675cm" svg:x="0.551cm" svg:y="3.201cm">
            <draw:text-box>
              <text:p><text:span text:style-name="T8">Eclipse Keyple API</text:span></text:p>
            </draw:text-box>
          </draw:frame>
          <draw:path draw:style-name="gr2" draw:text-style-name="P2" draw:layer="layout" svg:width="3.499cm" svg:height="0.225cm" svg:x="25cm" svg:y="18.899cm" svg:viewBox="0 0 3500 226" svg:d="M0 0c0 21 5 38 15 56 11 18 24 31 43 41 18 11 36 15 57 15h1518c1 0 1 0 1 0 22 0 41 5 57 16 19 10 32 23 43 41 12 18 17 35 17 56v1c-2 0-2-1-2-1 0-21 5-38 17-56 11-18 24-31 43-41 16-11 35-16 57-16h1518c0 1 1 1 1 1 21 0 39-5 57-16 19-10 32-23 43-41 10-18 15-35 15-56">
            <text:p/>
          </draw:path>
          <draw:frame draw:style-name="gr15" draw:text-style-name="P5" draw:layer="layout" svg:width="2.975cm" svg:height="0.704cm" svg:x="25.15cm" svg:y="19.198cm">
            <draw:text-box>
              <text:p text:style-name="P4"><text:span text:style-name="T4">Remote SE Reader</text:span></text:p>
            </draw:text-box>
          </draw:frame>
          <draw:path draw:style-name="gr2" draw:text-style-name="P2" draw:layer="layout" svg:width="4.749cm" svg:height="0.25cm" draw:transform="skewX (0.00506145483078355) rotate (1.5707963267949) translate (28.3744773498415cm 14.24968557125cm)" svg:viewBox="0 0 4750 251" svg:d="M0 0c0 23 7 41 21 61 14 19 33 34 58 44 25 12 49 17 77 17l2061 4c1 0 1 0 1 0 30 1 55 6 78 18 25 11 44 25 57 45 17 19 24 38 24 61v1c-3 0-3-1-3-1 0-23 8-42 23-61 14-20 32-34 57-45 24-12 49-17 79-17l2060 4c0 1 1 1 1 1 29 0 53-5 78-17 25-11 44-24 57-44 14-20 21-38 21-61">
            <text:p/>
          </draw:path>
          <draw:path draw:style-name="gr2" draw:text-style-name="P2" draw:layer="layout" svg:width="4.524cm" svg:height="0.248cm" draw:transform="skewX (-0.000698131700797732) rotate (1.56730566829091) translate (28.3694237425262cm 8.74968356458877cm)" svg:viewBox="0 0 4525 249" svg:d="M0 6c0 23 7 41 19 61 15 20 32 34 55 45 25 11 47 16 76 16l1961-3c1 0 1 0 1 0 30 0 53 5 75 17 24 11 41 25 55 45 14 19 22 38 22 61v1c-2 0-2-1-2-1 0-23 7-42 21-61 14-20 31-34 55-45 22-12 46-17 75-17l1962-3c0 1 2 1 2 1 27 0 49-6 74-18 23-10 40-25 55-44 12-20 19-38 19-61">
            <text:p/>
          </draw:path>
          <draw:frame draw:style-name="gr29" draw:text-style-name="P21" draw:layer="layout" svg:width="1.901cm" svg:height="1.152cm" svg:x="26.625cm" svg:y="9.598cm">
            <draw:text-box>
              <text:p text:style-name="P10"><text:span text:style-name="T4">Reader</text:span></text:p>
              <text:p text:style-name="P10"><text:span text:style-name="T4">Integration</text:span></text:p>
            </draw:text-box>
          </draw:frame>
          <draw:frame draw:style-name="gr30" draw:text-style-name="P21" draw:layer="layout" svg:width="1.901cm" svg:height="1.546cm" svg:x="26.526cm" svg:y="6.601cm">
            <draw:text-box>
              <text:p text:style-name="P10"><text:span text:style-name="T4">Security &amp;</text:span></text:p>
              <text:p text:style-name="P10"><text:span text:style-name="T4">Commands</text:span></text:p>
              <text:p text:style-name="P10"><text:span text:style-name="T4">Integration</text:span></text:p>
            </draw:text-box>
          </draw:frame>
          <draw:g>
            <draw:g>
              <draw:path draw:style-name="gr31" draw:text-style-name="P6" draw:layer="layout" svg:width="2.999cm" svg:height="0.999cm" svg:x="20.522cm" svg:y="12.765cm" svg:viewBox="0 0 3000 1000" svg:d="M299 1000h2401c200 0 300-67 300-200v-601c0-132-100-199-300-199h-2401c-199 0-299 67-299 199v601c0 133 100 200 299 200z">
                <text:p/>
              </draw:path>
              <draw:path draw:style-name="gr32" draw:text-style-name="P2" draw:layer="layout" svg:width="2.999cm" svg:height="0.999cm" svg:x="20.522cm" svg:y="12.765cm" svg:viewBox="0 0 3000 1000" svg:d="M299 1000h2401c200 0 300-67 300-200v-601c0-132-100-199-300-199h-2401c-199 0-299 67-299 199v601c0 133 100 200 299 200z">
                <text:p/>
              </draw:path>
            </draw:g>
            <draw:frame draw:style-name="gr33" draw:text-style-name="P13" draw:layer="layout" svg:width="3cm" svg:height="1.299cm" svg:x="20.472cm" svg:y="12.615cm">
              <draw:text-box>
                <text:p text:style-name="P8"><text:span text:style-name="T1">Calypso HSM plugin</text:span></text:p>
              </draw:text-box>
            </draw:frame>
            <draw:g>
              <draw:path draw:style-name="gr7" draw:text-style-name="P6" draw:layer="layout" svg:width="2.374cm" svg:height="1.249cm" svg:x="19.522cm" svg:y="17.265cm" svg:viewBox="0 0 2375 1250" svg:d="M273 1250h1828c183 0 274-85 274-254v-743c0-168-91-253-274-253h-1828c-182 0-273 85-273 253v743c0 169 91 254 273 254z">
                <text:p/>
              </draw:path>
              <draw:path draw:style-name="gr2" draw:text-style-name="P2" draw:layer="layout" svg:width="2.374cm" svg:height="1.249cm" svg:x="19.522cm" svg:y="17.265cm" svg:viewBox="0 0 2375 1250" svg:d="M273 1250h1828c183 0 274-85 274-254v-743c0-168-91-253-274-253h-1828c-182 0-273 85-273 253v743c0 169 91 254 273 254z">
                <text:p/>
              </draw:path>
            </draw:g>
            <draw:frame draw:style-name="gr34" draw:text-style-name="P5" draw:layer="layout" svg:width="2.6cm" svg:height="1.678cm" svg:x="19.372cm" svg:y="17.014cm">
              <draw:text-box>
                <text:p text:style-name="P4"><text:span text:style-name="T1">SAM-S20</text:span></text:p>
                <text:p text:style-name="P4"><text:span text:style-name="T9">(20)</text:span></text:p>
                <text:p text:style-name="P4"><text:span text:style-name="T10">7816-3 Reader</text:span></text:p>
              </draw:text-box>
            </draw:frame>
            <draw:line draw:style-name="gr12" draw:text-style-name="P2" draw:layer="layout" svg:x1="22.022cm" svg:y1="13.765cm" svg:x2="22.022cm" svg:y2="15.515cm">
              <text:p/>
            </draw:line>
            <draw:g>
              <draw:path draw:style-name="gr7" draw:text-style-name="P6" draw:layer="layout" svg:width="2.374cm" svg:height="1.249cm" svg:x="22.147cm" svg:y="17.265cm" svg:viewBox="0 0 2375 1250" svg:d="M273 1250h1828c183 0 274-85 274-254v-743c0-168-91-253-274-253h-1828c-182 0-273 85-273 253v743c0 169 91 254 273 254z">
                <text:p/>
              </draw:path>
              <draw:path draw:style-name="gr2" draw:text-style-name="P2" draw:layer="layout" svg:width="2.374cm" svg:height="1.249cm" svg:x="22.147cm" svg:y="17.265cm" svg:viewBox="0 0 2375 1250" svg:d="M273 1250h1828c183 0 274-85 274-254v-743c0-168-91-253-274-253h-1828c-182 0-273 85-273 253v743c0 169 91 254 273 254z">
                <text:p/>
              </draw:path>
            </draw:g>
            <draw:frame draw:style-name="gr34" draw:text-style-name="P5" draw:layer="layout" svg:width="2.75cm" svg:height="1.678cm" svg:x="21.997cm" svg:y="17.013cm">
              <draw:text-box>
                <text:p text:style-name="P4"><text:span text:style-name="T1">HSM PCI-S3</text:span></text:p>
                <text:p text:style-name="P4"><text:span text:style-name="T9">(100 to 5000)</text:span></text:p>
                <text:p text:style-name="P4"><text:span text:style-name="T11">PCIe interface</text:span></text:p>
              </draw:text-box>
            </draw:frame>
            <draw:frame draw:style-name="gr35" draw:text-style-name="P11" draw:layer="layout" svg:width="1.875cm" svg:height="0.704cm" svg:x="21.647cm" svg:y="13.215cm">
              <draw:text-box>
                <text:p text:style-name="P10"><text:span text:style-name="T4">Java</text:span></text:p>
              </draw:text-box>
            </draw:frame>
            <draw:path draw:style-name="gr12" draw:text-style-name="P2" draw:layer="layout" svg:width="0.374cm" svg:height="0.874cm" svg:x="21.147cm" svg:y="16.39cm" svg:viewBox="0 0 375 875" svg:d="M375 0c0 161-16 298-51 438-34 139-77 240-136 320-60 80-119 117-188 117">
              <text:p/>
            </draw:path>
            <draw:path draw:style-name="gr12" draw:text-style-name="P2" draw:layer="layout" svg:width="0.374cm" svg:height="0.874cm" svg:x="22.647cm" svg:y="16.39cm" svg:viewBox="0 0 375 875" svg:d="M375 875c-69 0-127-37-187-118-60-80-103-180-138-319-34-140-50-277-50-438">
              <text:p/>
            </draw:path>
            <draw:g>
              <draw:path draw:style-name="gr7" draw:text-style-name="P6" draw:layer="layout" svg:width="2.249cm" svg:height="0.874cm" svg:x="20.898cm" svg:y="15.515cm" svg:viewBox="0 0 2250 875" svg:d="M281 875h1688c187 0 281-87 281-263v-350c0-175-94-262-281-262h-1688c-187 0-281 87-281 262v350c0 176 94 263 281 263z">
                <text:p/>
              </draw:path>
              <draw:path draw:style-name="gr2" draw:text-style-name="P2" draw:layer="layout" svg:width="2.249cm" svg:height="0.874cm" svg:x="20.898cm" svg:y="15.515cm" svg:viewBox="0 0 2250 875" svg:d="M281 875h1688c187 0 281-87 281-263v-350c0-175-94-262-281-262h-1688c-187 0-281 87-281 262v350c0 176 94 263 281 263z">
                <text:p/>
              </draw:path>
            </draw:g>
            <draw:frame draw:style-name="gr36" draw:text-style-name="P5" draw:layer="layout" svg:width="2.25cm" svg:height="1.215cm" svg:x="20.898cm" svg:y="15.351cm">
              <draw:text-box>
                <text:p text:style-name="P4"><text:span text:style-name="T11">Calypso HSM Lib</text:span></text:p>
              </draw:text-box>
            </draw:frame>
          </draw:g>
          <draw:line draw:style-name="gr26" draw:text-style-name="P18" draw:layer="layout" svg:x1="19.5cm" svg:y1="14.5cm" svg:x2="19.5cm" svg:y2="15.5cm">
            <text:p/>
          </draw:line>
          <draw:g>
            <draw:g>
              <draw:path draw:style-name="gr7" draw:text-style-name="P6" draw:layer="layout" svg:width="2.499cm" svg:height="1.249cm" svg:x="25.3cm" svg:y="12.75cm" svg:viewBox="0 0 2500 1250" svg:d="M250 1250h2000c167 0 250-83 250-250v-751c0-166-83-249-250-249h-2000c-167 0-250 83-250 249v751c0 167 83 250 250 250z">
                <text:p/>
              </draw:path>
              <draw:path draw:style-name="gr2" draw:text-style-name="P2" draw:layer="layout" svg:width="2.499cm" svg:height="1.249cm" svg:x="25.3cm" svg:y="12.75cm" svg:viewBox="0 0 2500 1250" svg:d="M250 1250h2000c167 0 250-83 250-250v-751c0-166-83-249-250-249h-2000c-167 0-250 83-250 249v751c0 167 83 250 250 250z">
                <text:p/>
              </draw:path>
            </draw:g>
            <draw:frame draw:style-name="gr37" draw:text-style-name="P9" draw:layer="layout" svg:width="2.625cm" svg:height="1.224cm" svg:x="25.27cm" svg:y="12.651cm">
              <draw:text-box>
                <text:p text:style-name="P8"><text:span text:style-name="T3">Remote SE</text:span></text:p>
                <text:p text:style-name="P8"><text:span text:style-name="T3">plugin</text:span></text:p>
              </draw:text-box>
            </draw:frame>
            <draw:line draw:style-name="gr12" draw:text-style-name="P2" draw:layer="layout" svg:x1="26.55cm" svg:y1="14cm" svg:x2="26.55cm" svg:y2="15cm">
              <text:p/>
            </draw:line>
            <draw:frame draw:style-name="gr38" draw:text-style-name="P11" draw:layer="layout" svg:width="1.996cm" svg:height="0.832cm" svg:x="25.85cm" svg:y="13.375cm">
              <draw:text-box>
                <text:p text:style-name="P10"><text:span text:style-name="T4">Java / C++</text:span></text:p>
              </draw:text-box>
            </draw:frame>
            <draw:g>
              <draw:path draw:style-name="gr7" draw:text-style-name="P6" draw:layer="layout" svg:width="2.499cm" svg:height="0.749cm" svg:x="25.302cm" svg:y="15cm" svg:viewBox="0 0 2500 750" svg:d="M250 750h2000c167 0 250-50 250-149v-452c0-99-83-149-250-149h-2000c-167 0-250 50-250 149v452c0 99 83 149 250 149z">
                <text:p/>
              </draw:path>
              <draw:path draw:style-name="gr2" draw:text-style-name="P2" draw:layer="layout" svg:width="2.499cm" svg:height="0.749cm" svg:x="25.302cm" svg:y="15cm" svg:viewBox="0 0 2500 750" svg:d="M250 750h2000c167 0 250-50 250-149v-452c0-99-83-149-250-149h-2000c-167 0-250 50-250 149v452c0 99 83 149 250 149z">
                <text:p/>
              </draw:path>
            </draw:g>
            <draw:g>
              <draw:path draw:style-name="gr7" draw:text-style-name="P6" draw:layer="layout" svg:width="2.499cm" svg:height="0.749cm" svg:x="25.45cm" svg:y="15.2cm" svg:viewBox="0 0 2500 750" svg:d="M250 750h2000c167 0 250-50 250-149v-452c0-99-83-149-250-149h-2000c-167 0-250 50-250 149v452c0 99 83 149 250 149z">
                <text:p/>
              </draw:path>
              <draw:path draw:style-name="gr2" draw:text-style-name="P2" draw:layer="layout" svg:width="2.499cm" svg:height="0.749cm" svg:x="25.45cm" svg:y="15.2cm" svg:viewBox="0 0 2500 750" svg:d="M250 750h2000c167 0 250-50 250-149v-452c0-99-83-149-250-149h-2000c-167 0-250 50-250 149v452c0 99 83 149 250 149z">
                <text:p/>
              </draw:path>
            </draw:g>
            <draw:g>
              <draw:path draw:style-name="gr7" draw:text-style-name="P6" draw:layer="layout" svg:width="2.499cm" svg:height="0.799cm" svg:x="25.575cm" svg:y="15.525cm" svg:viewBox="0 0 2500 800" svg:d="M250 800h2000c167 0 250-54 250-159v-482c0-105-83-159-250-159h-2000c-167 0-250 54-250 159v482c0 105 83 159 250 159z">
                <text:p/>
              </draw:path>
              <draw:path draw:style-name="gr2" draw:text-style-name="P2" draw:layer="layout" svg:width="2.499cm" svg:height="0.799cm" svg:x="25.575cm" svg:y="15.525cm" svg:viewBox="0 0 2500 800" svg:d="M250 800h2000c167 0 250-54 250-159v-482c0-105-83-159-250-159h-2000c-167 0-250 54-250 159v482c0 105 83 159 250 159z">
                <text:p/>
              </draw:path>
            </draw:g>
            <draw:frame draw:style-name="gr39" draw:text-style-name="P9" draw:layer="layout" svg:width="2.129cm" svg:height="0.749cm" svg:x="25.525cm" svg:y="14.954cm">
              <draw:text-box>
                <text:p text:style-name="P8"><text:span text:style-name="T3">WebSocket</text:span></text:p>
              </draw:text-box>
            </draw:frame>
            <draw:frame draw:style-name="gr39" draw:text-style-name="P9" draw:layer="layout" svg:width="2.377cm" svg:height="0.749cm" svg:x="25.75cm" svg:y="15.501cm">
              <draw:text-box>
                <text:p text:style-name="P8"><text:span text:style-name="T12">WebService</text:span></text:p>
              </draw:text-box>
            </draw:frame>
            <draw:frame draw:style-name="gr39" draw:text-style-name="P9" draw:layer="layout" svg:width="0.627cm" svg:height="0.749cm" svg:x="25.348cm" svg:y="14.608cm">
              <draw:text-box>
                <text:p text:style-name="P8"><text:span text:style-name="T3">...</text:span></text:p>
              </draw:text-box>
            </draw:frame>
            <draw:g>
              <draw:path draw:style-name="gr7" draw:text-style-name="P6" draw:layer="layout" svg:width="2.499cm" svg:height="1.25cm" svg:x="25.3cm" svg:y="17.25cm" svg:viewBox="0 0 2500 1251" svg:d="M250 1251h2000c167 0 250-83 250-250v-752c0-166-83-249-250-249h-2000c-167 0-250 83-250 249v752c0 167 83 250 250 250z">
                <text:p/>
              </draw:path>
              <draw:path draw:style-name="gr2" draw:text-style-name="P2" draw:layer="layout" svg:width="2.499cm" svg:height="1.25cm" svg:x="25.3cm" svg:y="17.25cm" svg:viewBox="0 0 2500 1251" svg:d="M250 1251h2000c167 0 250-83 250-250v-752c0-166-83-249-250-249h-2000c-167 0-250 83-250 249v752c0 167 83 250 250 250z">
                <text:p/>
              </draw:path>
            </draw:g>
            <draw:line draw:style-name="gr12" draw:text-style-name="P2" draw:layer="layout" svg:x1="26.55cm" svg:y1="16.375cm" svg:x2="26.55cm" svg:y2="17.25cm">
              <text:p/>
            </draw:line>
            <draw:frame draw:style-name="gr40" draw:text-style-name="P22" draw:layer="layout" svg:width="2.75cm" svg:height="1.25cm" svg:x="25.175cm" svg:y="17.25cm">
              <draw:text-box>
                <text:p text:style-name="P8"><text:span text:style-name="T6">Keyple Terminal with local plugin</text:span></text:p>
              </draw:text-box>
            </draw:frame>
          </draw:g>
          <draw:frame draw:style-name="gr17" draw:text-style-name="P13" draw:layer="layout" svg:width="8.5cm" svg:height="0.791cm" svg:x="2.649cm" svg:y="5.251cm">
            <draw:text-box>
              <text:p text:style-name="P8"><text:span text:style-name="T1">Calypso PO Transaction</text:span></text:p>
            </draw:text-box>
          </draw:frame>
          <draw:frame draw:style-name="gr15" draw:text-style-name="P5" draw:layer="layout" svg:width="4.424cm" svg:height="0.704cm" svg:x="4.351cm" svg:y="19.198cm">
            <draw:text-box>
              <text:p text:style-name="P4"><text:span text:style-name="T4">Local standard SE Reader</text:span></text:p>
            </draw:text-box>
          </draw:frame>
          <draw:path draw:style-name="gr2" draw:text-style-name="P2" draw:layer="layout" svg:width="12.199cm" svg:height="0.225cm" svg:x="12.5cm" svg:y="18.899cm" svg:viewBox="0 0 12200 226" svg:d="M0 0c0 21 18 38 53 56 36 18 83 31 148 41 65 11 127 15 201 15h5290c4 0 4 0 4 0 76 0 142 5 200 16 65 10 111 23 148 41 41 18 59 35 59 56v1c-6 0-6-1-6-1 0-21 18-38 59-56 37-18 83-31 148-41 58-11 124-16 200-16h5292c0 1 2 1 2 1 74 0 136-5 201-16 65-10 112-23 148-41 35-18 53-35 53-56">
            <text:p/>
          </draw:path>
          <draw:frame draw:style-name="gr15" draw:text-style-name="P5" draw:layer="layout" svg:width="4.824cm" svg:height="0.704cm" svg:x="16.251cm" svg:y="19.198cm">
            <draw:text-box>
              <text:p text:style-name="P4"><text:span text:style-name="T4">Specific SE Reader</text:span></text:p>
            </draw:text-box>
          </draw:frame>
          <draw:line draw:style-name="gr26" draw:text-style-name="P18" draw:layer="layout" svg:x1="28.95cm" svg:y1="8.5cm" svg:x2="13.25cm" svg:y2="8.5cm">
            <text:p/>
          </draw:line>
          <draw:line draw:style-name="gr26" draw:text-style-name="P18" draw:layer="layout" svg:x1="13.25cm" svg:y1="8.5cm" svg:x2="13.25cm" svg:y2="4cm">
            <text:p/>
          </draw:line>
          <draw:g>
            <draw:g>
              <draw:path draw:style-name="gr1" draw:text-style-name="P1" draw:layer="layout" svg:width="3.074cm" svg:height="2.999cm" svg:x="23.3cm" svg:y="4.55cm" svg:viewBox="0 0 3075 3000" svg:d="M102 3000h2871c68 0 102-60 102-180v-2641c0-119-34-179-102-179h-2871c-68 0-102 60-102 179v2641c0 120 34 180 102 180z">
                <text:p/>
              </draw:path>
              <draw:path draw:style-name="gr2" draw:text-style-name="P2" draw:layer="layout" svg:width="3.074cm" svg:height="2.999cm" svg:x="23.3cm" svg:y="4.55cm" svg:viewBox="0 0 3075 3000" svg:d="M102 3000h2871c68 0 102-60 102-180v-2641c0-119-34-179-102-179h-2871c-68 0-102 60-102 179v2641c0 120 34 180 102 180z">
                <text:p/>
              </draw:path>
            </draw:g>
          </draw:g>
          <draw:g>
            <draw:g>
              <draw:path draw:style-name="gr20" draw:text-style-name="P3" draw:layer="layout" svg:width="2.549cm" svg:height="2.499cm" svg:x="23.55cm" svg:y="4.801cm" svg:viewBox="0 0 2550 2500" svg:d="M218 2500h2113c146 0 219-167 219-500v-1502c0-331-73-498-219-498h-2113c-145 0-218 167-218 498v1502c0 333 73 500 218 500z">
                <text:p/>
              </draw:path>
              <draw:path draw:style-name="gr9" draw:text-style-name="P2" draw:layer="layout" svg:width="2.549cm" svg:height="2.499cm" svg:x="23.55cm" svg:y="4.801cm" svg:viewBox="0 0 2550 2500" svg:d="M218 2500h2113c146 0 219-167 219-500v-1502c0-331-73-498-219-498h-2113c-145 0-218 167-218 498v1502c0 333 73 500 218 500z">
                <text:p/>
              </draw:path>
            </draw:g>
            <draw:frame draw:style-name="gr22" draw:text-style-name="P16" draw:layer="layout" svg:width="2.549cm" svg:height="2.599cm" svg:x="23.55cm" svg:y="4.751cm">
              <draw:text-box>
                <text:p text:style-name="P4"><text:span text:style-name="T2">EMV</text:span></text:p>
                <text:p text:style-name="P4"><text:span text:style-name="T2">Payment</text:span></text:p>
                <text:p text:style-name="P4"><text:span text:style-name="T2">Solution</text:span></text:p>
              </draw:text-box>
            </draw:frame>
          </draw:g>
          <draw:line draw:style-name="gr12" draw:text-style-name="P2" draw:layer="layout" svg:x1="25cm" svg:y1="7.5cm" svg:x2="18.375cm" svg:y2="9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c7-3 13-3 20 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6.2$Windows_X86_64 LibreOffice_project/0c292870b25a325b5ed35f6b45599d2ea4458e77</meta:generator>
    <dc:date>2019-04-24T21:24:31.006000000</dc:date>
    <meta:editing-duration>PT9H28M5S</meta:editing-duration>
    <meta:editing-cycles>33</meta:editing-cycles>
    <meta:document-statistic meta:object-count="234"/>
  </office:meta>
</office:document-meta>
</file>